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b878d" officeooo:paragraph-rsid="001b878d"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fo:font-size="16pt" fo:font-weight="bold" officeooo:rsid="001b878d" officeooo:paragraph-rsid="001b878d" style:font-size-asian="14pt" style:font-weight-asian="bold" style:font-size-complex="16pt" style:font-weight-complex="bold"/>
    </style:style>
    <style:style style:name="P3" style:family="paragraph" style:parent-style-name="Standard" style:list-style-name="L1">
      <style:paragraph-properties fo:text-align="start" style:justify-single-word="false"/>
      <style:text-properties fo:font-size="16pt" fo:font-weight="bold" officeooo:rsid="001cf999" officeooo:paragraph-rsid="001cf999"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1cf999" officeooo:paragraph-rsid="001cf999"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1cf999" officeooo:paragraph-rsid="001cf999"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cf999" officeooo:paragraph-rsid="001e5719"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1cf999" officeooo:paragraph-rsid="002033fb" style:font-size-asian="14pt" style:font-weight-asian="bold" style:font-size-complex="16pt" style:font-weight-complex="bold"/>
    </style:style>
    <style:style style:name="P8" style:family="paragraph" style:parent-style-name="Standard" style:list-style-name="L1">
      <style:paragraph-properties fo:text-align="start" style:justify-single-word="false"/>
      <style:text-properties fo:font-size="16pt" fo:font-weight="bold" officeooo:rsid="001e5719" officeooo:paragraph-rsid="001e5719" style:font-size-asian="14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222891" officeooo:paragraph-rsid="00222891" style:font-size-asian="16pt" style:font-weight-asian="bold" style:font-size-complex="16pt" style:font-weight-complex="bold"/>
    </style:style>
    <style:style style:name="P10" style:family="paragraph" style:parent-style-name="Standard">
      <style:paragraph-properties fo:text-align="start" style:justify-single-word="false"/>
      <style:text-properties officeooo:paragraph-rsid="0023b1fc"/>
    </style:style>
    <style:style style:name="P11" style:family="paragraph" style:parent-style-name="Standard">
      <style:paragraph-properties fo:text-align="start" style:justify-single-word="false"/>
      <style:text-properties fo:font-size="14pt" fo:font-weight="normal" officeooo:rsid="001cf999" officeooo:paragraph-rsid="001cf999"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e5719" officeooo:paragraph-rsid="001e5719"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60dbc" officeooo:paragraph-rsid="00260dbc"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5pt" fo:font-weight="normal" officeooo:rsid="002033fb" officeooo:paragraph-rsid="002033fb"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22891" officeooo:paragraph-rsid="00222891"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3697a" officeooo:paragraph-rsid="0023697a"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26c979" officeooo:paragraph-rsid="0026c979"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289bb3" officeooo:paragraph-rsid="00289bb3" style:font-size-asian="13.1000003814697pt" style:font-weight-asian="normal" style:font-size-complex="15pt"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fo:font-size="14pt" fo:font-weight="normal" officeooo:rsid="001cf999" style:font-size-asian="14pt" style:font-weight-asian="normal" style:font-size-complex="14pt" style:font-weight-complex="normal"/>
    </style:style>
    <style:style style:name="T4" style:family="text">
      <style:text-properties fo:font-size="14pt" fo:font-weight="normal" officeooo:rsid="0023b1fc" style:font-size-asian="14pt" style:font-weight-asian="normal" style:font-size-complex="14pt" style:font-weight-complex="normal"/>
    </style:style>
    <style:style style:name="T5" style:family="text">
      <style:text-properties fo:font-size="14pt" fo:font-weight="normal" officeooo:rsid="001dc5a3" style:font-size-asian="14pt" style:font-weight-asian="normal" style:font-size-complex="14pt" style:font-weight-complex="normal"/>
    </style:style>
    <style:style style:name="T6" style:family="text">
      <style:text-properties fo:font-size="14pt" fo:font-weight="normal" officeooo:rsid="0023dae2" style:font-size-asian="14pt" style:font-weight-asian="normal" style:font-size-complex="14pt" style:font-weight-complex="normal"/>
    </style:style>
    <style:style style:name="T7" style:family="text">
      <style:text-properties fo:font-size="14pt" fo:font-weight="normal" officeooo:rsid="00244d20" style:font-size-asian="14pt" style:font-weight-asian="normal" style:font-size-complex="14pt" style:font-weight-complex="normal"/>
    </style:style>
    <style:style style:name="T8" style:family="text">
      <style:text-properties fo:font-size="14pt" fo:font-weight="normal" officeooo:rsid="00254a5f" style:font-size-asian="14pt" style:font-weight-asian="normal" style:font-size-complex="14pt" style:font-weight-complex="normal"/>
    </style:style>
    <style:style style:name="T9" style:family="text">
      <style:text-properties fo:font-size="14pt" fo:font-weight="normal" officeooo:rsid="00260dbc" style:font-size-asian="14pt" style:font-weight-asian="normal" style:font-size-complex="14pt" style:font-weight-complex="normal"/>
    </style:style>
    <style:style style:name="T10" style:family="text">
      <style:text-properties officeooo:rsid="001dc5a3"/>
    </style:style>
    <style:style style:name="T11" style:family="text">
      <style:text-properties officeooo:rsid="002033fb"/>
    </style:style>
    <style:style style:name="T12" style:family="text">
      <style:text-properties officeooo:rsid="0023697a"/>
    </style:style>
    <style:style style:name="T13" style:family="text">
      <style:text-properties officeooo:rsid="00260dbc"/>
    </style:style>
    <style:style style:name="T14" style:family="text">
      <style:text-properties officeooo:rsid="0026c979"/>
    </style:style>
    <style:style style:name="T15" style:family="text">
      <style:text-properties officeooo:rsid="00289bb3"/>
    </style:style>
    <style:style style:name="T16" style:family="text">
      <style:text-properties officeooo:rsid="002a4f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al presentation 3<text:span text:style-name="T1">rd</text:span> project</text:p>
      <text:p text:style-name="P1"/>
      <text:list xml:id="list1486187505" text:style-name="L1">
        <text:list-item>
          <text:p text:style-name="P2">Overview. </text:p>
        </text:list-item>
        <text:list-item>
          <text:p text:style-name="P8">Navbar and menu</text:p>
        </text:list-item>
        <text:list-item>
          <text:p text:style-name="P3">Landing</text:p>
        </text:list-item>
        <text:list-item>
          <text:p text:style-name="P3">About</text:p>
        </text:list-item>
        <text:list-item>
          <text:p text:style-name="P3">Movie list</text:p>
        </text:list-item>
        <text:list-item>
          <text:p text:style-name="P3">News and Information</text:p>
        </text:list-item>
        <text:list-item>
          <text:p text:style-name="P3">Pre-register</text:p>
        </text:list-item>
        <text:list-item>
          <text:p text:style-name="P3">Conclusions</text:p>
        </text:list-item>
      </text:list>
      <text:p text:style-name="P4"/>
      <text:p text:style-name="P5"/>
      <text:p text:style-name="P5">Overview</text:p>
      <text:list xml:id="list195731677816205" text:continue-numbering="true" text:style-name="L1">
        <text:list-header>
          <text:p text:style-name="P3"><text:s/></text:p>
        </text:list-header>
      </text:list>
      <text:p text:style-name="P10"><text:span text:style-name="T3">Hello. Please let me present the prototype of your movie festival website. In oredr to meet best your requirements it was decided to program it using HTML and CSS with Bootstrap. </text:span><text:span text:style-name="T6">HTML IS Hyper Text Markup Language and it gives content structure and meaning by defining that content as, for example, headings, paragraphs, or images. CSS, or Cascading Style Sheets, is a presentation language created to style the appearance of the content – using, for example, fonts or colors.</text:span><text:span text:style-name="T3"> </text:span><text:span text:style-name="T4">Bootstap </text:span><text:span text:style-name="T3">I</text:span><text:span text:style-name="T4">is responsive, mobile-first, prevailing, and front-end framework, which is developed along with CSS, JavaScript, and HTML. </text:span><text:span text:style-name="T6">Bootstrap has many benefits from scratch for every web development project, and one such reason is huge number of resources accessible for Bootstrap. </text:span><text:span text:style-name="T7">So in my opinion in your case these 3 technologies are the best combination to create, nice, responsive, presentable website to advertise and represent your event.</text:span><text:span text:style-name="T6"> </text:span><text:span text:style-name="T7">The dominated colors of your</text:span><text:span text:style-name="T3"> mostly represented with blue and dark blue colors </text:span><text:span text:style-name="T7">and white te</text:span><text:span text:style-name="T8">xt </text:span><text:span text:style-name="T3">which I think best represents cinema experience. The background image also has some cinema related elements and is repeated both horisontaly and verticaly. </text:span><text:span text:style-name="T8">As I have already briefly mentioned the website </text:span><text:span text:style-name="T3"><text:s/>is fully responsive, because of Bootstrap and since a lot of people <text:s/>are using their phones to access the internet, the d</text:span><text:span text:style-name="T8">esign </text:span><text:span text:style-name="T3">of the website was chosen as a single page layout, to make it </text:span><text:span text:style-name="T8">better experience </text:span><text:span text:style-name="T3">for mobile phone users. </text:span><text:span text:style-name="T9">I’ve also used various fonts to style the text and to make the better experience to anyone visiting the website and reading it’s contents. </text:span><text:span text:style-name="T3">Menu items are linked to the relevant sections of the page. </text:span><text:span text:style-name="T5">Now let me go trough individual sections and explain the design and choises of technological solutions used.</text:span></text:p>
      <text:p text:style-name="P11"/>
      <text:p text:style-name="P11"/>
      <text:p text:style-name="P6"><text:s text:c="11"/><text:span text:style-name="T11">Menu</text:span> <text:s text:c="9"/></text:p>
      <text:p text:style-name="P6"/>
      <text:p text:style-name="P13">When creating menu, first of all I’ve used HTML list to create content of the Menu, and then used Bootstrap to create the navigation bar. Navigation bar often takes too <text:soft-page-break/>mache space on small screen, for such reason, again, using the Bootstrap classes, I have meade it in such way, that is hidden on small screens and replaced with a button, often called hamburger. Only when the button is clicked, the navigation bar will be displayed. Also, for better experience of mobile phone users, I’ve positioned the so called hamburger in the center of small screens.</text:p>
      <text:p text:style-name="P12"/>
      <text:p text:style-name="P7"><text:span text:style-name="T10">Landing</text:span></text:p>
      <text:p text:style-name="P7"/>
      <text:p text:style-name="P14"><text:span text:style-name="T13">Again I’ve used the HTML to create the contents of the landing page and styled it using the CSS. For the background of the landing section </text:span>I’ve chosen a picture that represents <text:span text:style-name="T16">movie</text:span> festival, also font that represents spirit of festival <text:span text:style-name="T13">and draws attention. I’ve also used Halada and heebo fonts to style the text and to make it more eye pleasing. I’ve only displayed the main info about the event, so it doesn’t get too overloaded and dificult to read. And once the visitor is familiarised with the basick information, He has 3 options to find out more, and can choose which ever is more conveniant to him. I’ve installed a Bootstrap buttom which is linked to About are with more information. He can simply scroll down for more information. Or he can click on desired menu item. So depending on the device that visitor is using to view your website, and his or her personal preferences, he will see the way to get more info strasight away, and wont be chased away because it is difficult to navigate around.</text:span></text:p>
      <text:p text:style-name="P14"/>
      <text:p text:style-name="P9">About</text:p>
      <text:p text:style-name="P15"/>
      <text:p text:style-name="P15">I’ve used about section to display more detailed information about the event, also created the links for local news and social media. <text:span text:style-name="T15">Since you don’t have any social media accounts yet the links for the social media are point to the homepages of the social media platforms, but once you have your account set up, I will quicly change it to point your your actual profiles on those platforms.</text:span> <text:span text:style-name="T14">I’ve wraped the in the contained blue container in order to distinguish and make it easier to read and also used Heebo font for it.</text:span></text:p>
      <text:p text:style-name="P15"/>
      <text:p text:style-name="P15">Movie list</text:p>
      <text:p text:style-name="P15"/>
      <text:p text:style-name="P15">I’ve used Bootstrap’s grid system inconjunction with .thumbnail class to create an image gallery. <text:s/><text:span text:style-name="T12">Each thumbnail is done as a link and takes to the IMDB’s description of the movie once clicked. Also I’ve chosen Volkorn font for the caption, because it fits nicely. Using Bott’straps grid, I made it in such way, that it displays 3 thumbnaisls ( movies for each day) on large and medium screans, which is tablets and desktops, and on small and extra small devices each thumbnail takes the whole screen.</text:span></text:p>
      <text:p text:style-name="P17"><text:soft-page-break/>Because the movie list is <text:s/>sort of divided by dates, I’ve wraped the dates in the same blue container, to keep the uniformity and styling of the website and to make it easier for the users to find what they are looking for</text:p>
      <text:p text:style-name="P15"/>
      <text:p text:style-name="P16">News and information.</text:p>
      <text:p text:style-name="P16"/>
      <text:p text:style-name="P16">News and Information section was done pretty much the same as about section, so there is nothing to say more</text:p>
      <text:p text:style-name="P16"/>
      <text:p text:style-name="P16">Pre-register.</text:p>
      <text:p text:style-name="P16"/>
      <text:p text:style-name="P16">Since all website was disained as a single page site, from UI point of view it was incorrect to create a separate page for registration, so I’ve used bootstrap and created the form at the bottom of the website. The form slightly changes the behaviuor on large and small devices to further enhance the user experience</text:p>
      <text:p text:style-name="P16"/>
      <text:p text:style-name="P17">Conclusions</text:p>
      <text:p text:style-name="P18">So this is the first version of your site, that I believe meets your requirements. I’ve bought a .com domain for one year for you, so once you happy with everything it is ready to be launched online and advertise your events</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1:12:24.627000000</meta:creation-date>
    <dc:date>2018-07-04T19:57:29.568000000</dc:date>
    <meta:editing-duration>PT24M50S</meta:editing-duration>
    <meta:editing-cycles>1</meta:editing-cycles>
    <meta:document-statistic meta:table-count="0" meta:image-count="0" meta:object-count="0" meta:page-count="3" meta:paragraph-count="27" meta:word-count="938" meta:character-count="5458" meta:non-whitespace-character-count="4526"/>
    <meta:generator>LibreOffice/5.3.6.1$Windows_X86_64 LibreOffice_project/686f202eff87ef707079aeb7f485847613344eb7</meta:generator>
  </office:meta>
</office:document-meta>
</file>